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54a2c" officeooo:paragraph-rsid="00254a2c"/>
    </style:style>
    <style:style style:name="P2" style:family="paragraph" style:parent-style-name="Standard">
      <style:text-properties officeooo:rsid="002a8daf" officeooo:paragraph-rsid="002a8daf"/>
    </style:style>
    <style:style style:name="P3" style:family="paragraph" style:parent-style-name="Standard" style:list-style-name="L1">
      <style:text-properties officeooo:rsid="001e2131" officeooo:paragraph-rsid="001e2131"/>
    </style:style>
    <style:style style:name="P4" style:family="paragraph" style:parent-style-name="Standard" style:list-style-name="L2">
      <style:text-properties officeooo:rsid="001e2131" officeooo:paragraph-rsid="001e2131"/>
    </style:style>
    <style:style style:name="P5" style:family="paragraph" style:parent-style-name="Standard" style:list-style-name="L3">
      <style:text-properties officeooo:rsid="001e2131" officeooo:paragraph-rsid="001e2131"/>
    </style:style>
    <style:style style:name="P6" style:family="paragraph" style:parent-style-name="Standard" style:list-style-name="L2">
      <style:text-properties officeooo:rsid="00288235" officeooo:paragraph-rsid="00288235"/>
    </style:style>
    <style:style style:name="P7" style:family="paragraph" style:parent-style-name="Standard" style:list-style-name="L1">
      <style:text-properties officeooo:rsid="002620c6" officeooo:paragraph-rsid="002620c6"/>
    </style:style>
    <style:style style:name="P8" style:family="paragraph" style:parent-style-name="Standard" style:list-style-name="L1">
      <style:text-properties officeooo:rsid="001ec96c" officeooo:paragraph-rsid="001ec96c"/>
    </style:style>
    <style:style style:name="P9" style:family="paragraph" style:parent-style-name="Standard" style:list-style-name="L1">
      <style:text-properties officeooo:rsid="00254a2c" officeooo:paragraph-rsid="00254a2c"/>
    </style:style>
    <style:style style:name="P10" style:family="paragraph" style:parent-style-name="Standard">
      <style:text-properties officeooo:rsid="002a8daf" officeooo:paragraph-rsid="002a8daf"/>
    </style:style>
    <style:style style:name="P11" style:family="paragraph" style:parent-style-name="Standard">
      <style:text-properties officeooo:rsid="002ae074" officeooo:paragraph-rsid="002ae0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8265414932026502" text:style-name="L1">
        <text:list-item>
          <text:p text:style-name="P3">disable</text:p>
        </text:list-item>
        <text:list-item>
          <text:p text:style-name="P3">start_disable</text:p>
        </text:list-item>
      </text:list>
      <text:list xml:id="list8198973406760310158" text:style-name="L2">
        <text:list-item>
          <text:p text:style-name="P6">default_text</text:p>
        </text:list-item>
        <text:list-item>
          <text:p text:style-name="P6">labels</text:p>
        </text:list-item>
        <text:list-item>
          <text:p text:style-name="P4">disable</text:p>
        </text:list-item>
      </text:list>
      <text:list xml:id="list211720670320999" text:continue-list="list858265414932026502" text:style-name="L1">
        <text:list-item>
          <text:p text:style-name="P3">firstOption</text:p>
        </text:list-item>
        <text:list-item>
          <text:p text:style-name="P3">default_type</text:p>
        </text:list-item>
        <text:list-item>
          <text:p text:style-name="P3">params</text:p>
        </text:list-item>
        <text:list-item>
          <text:p text:style-name="P3">template</text:p>
        </text:list-item>
        <text:list-item>
          <text:p text:style-name="P7">labels</text:p>
        </text:list-item>
        <text:list-item>
          <text:p text:style-name="P3">color</text:p>
        </text:list-item>
        <text:list-item>
          <text:p text:style-name="P8">image( aka photo &lt; 0.7)</text:p>
        </text:list-item>
      </text:list>
      <text:list xml:id="list7208163871546774814" text:style-name="L3">
        <text:list-item>
          <text:p text:style-name="P5">size</text:p>
        </text:list-item>
        <text:list-item>
          <text:p text:style-name="P5">preview</text:p>
        </text:list-item>
      </text:list>
      <text:list xml:id="list211719726221815" text:continue-list="list211720670320999" text:style-name="L1">
        <text:list-item>
          <text:p text:style-name="P9">images</text:p>
        </text:list-item>
        <text:list-item>
          <text:p text:style-name="P3">collection</text:p>
        </text:list-item>
        <text:list-item>
          <text:p text:style-name="P9">hide_unavailable</text:p>
        </text:list-item>
      </text:list>
      <text:p text:style-name="P1"/>
      <text:p text:style-name="P1"/>
      <text:p text:style-name="P2">применение: </text:p>
      <text:p text:style-name="P2"/>
      <text:p text:style-name="P2">OptionSelectors('variant-select', $config); </text:p>
      <text:p text:style-name="P2"/>
      <text:p text:style-name="P2"><text:s text:c="2"/>$config = { </text:p>
      <text:p text:style-name="P2"><text:s text:c="4"/>product: <text:s text:c="3"/>{{product | json}} <text:s text:c="5"/>(*) </text:p>
      <text:p text:style-name="P2"><text:s text:c="4"/>settings: <text:s text:c="2"/>$settings <text:s text:c="14"/>(*) настройки </text:p>
      <text:p text:style-name="P2"><text:s text:c="4"/>callback: <text:s text:c="2"/>функция_callback'a() </text:p>
      <text:p text:style-name="P2"><text:s text:c="2"/>} </text:p>
      <text:p text:style-name="P2"/>
      <text:p text:style-name="P2">настройки: </text:p>
      <text:p text:style-name="P2"><text:s text:c="2"/></text:p>
      <text:p text:style-name="P2"><text:s text:c="3"/>var $settings = { </text:p>
      <text:p text:style-name="P2"><text:s text:c="4"/>params:{ </text:p>
      <text:p text:style-name="P2"><text:s text:c="6"/>'размер': <text:s text:c="6"/>'span', </text:p>
      <text:p text:style-name="P2"><text:s text:c="6"/>'модификация': <text:s/>'radio', </text:p>
      <text:p text:style-name="P2"><text:s text:c="6"/>'цвет': <text:s text:c="8"/>'color', </text:p>
      <text:p text:style-name="P2"><text:s text:c="4"/>}, </text:p>
      <text:p text:style-name="P2"><text:s text:c="4"/>disable: <text:s text:c="5"/>true, - включать дизейбл для недоступных свойств. Для radio - делаем disabled="disabled", для span - блочим клик. по-умолчанию - false </text:p>
      <text:p text:style-name="P2"><text:s text:c="4"/>collection: <text:s text:c="2"/>true, - опция указывает, что мы используем эту фишку в коллекции. по-умолчанию - false </text:p>
      <text:p text:style-name="P2"><text:s text:c="4"/>color: { <text:s text:c="11"/>- настройки вывода цветов </text:p>
      <text:p text:style-name="P2"><text:s text:c="6"/>file_type: <text:s/>'png' - тип файла, по-умолчанию - 'jpg' </text:p>
      <text:p text:style-name="P2"><text:s text:c="4"/>}, </text:p>
      <text:p text:style-name="P2"><text:s text:c="4"/>image: { <text:s text:c="11"/>- настройки вывода цветов </text:p>
      <text:p text:style-name="P2"><text:s text:c="6"/>size: <text:s text:c="6"/>'original_url', </text:p>
      <text:p text:style-name="P2"><text:s text:c="4"/>} </text:p>
      <text:p text:style-name="P2"><text:s text:c="4"/>default_type: 'span' <text:s text:c="3"/>- указываем какой метод отрисовки исползовать для параметров, не указанных в params. По-умолчанию - 'select' </text:p>
      <text:p text:style-name="P2"><text:s text:c="4"/>firstOption: <text:s/>true, <text:s text:c="4"/>- включаем опцию автоматическую проверку доступности опции при переключении. по-умолчанию - false </text:p>
      <text:p text:style-name="P2"><text:s text:c="4"/>start_disable: { <text:s text:c="7"/>- опция снимает класс .active с блоков и свойство selected с radio и <text:soft-page-break/>select'ов при инициализации. Используем, когда нужно заставить человека сделать выбор </text:p>
      <text:p text:style-name="P2"><text:s text:c="6"/>text: <text:s text:c="6"/>'какой-то текст' <text:s/>- текст в первом option select'а. По-умолчанию 'Выберите вариант'. </text:p>
      <text:p text:style-name="P2"><text:s text:c="4"/>} </text:p>
      <text:p text:style-name="P2"><text:s text:c="2"/>}; </text:p>
      <text:p text:style-name="P2"/>
      <text:p text:style-name="P2">Необъязательно указывать все эти параметры, главное в $config указать $settings: {} </text:p>
      <text:p text:style-name="P2"/>
      <text:p text:style-name="P2">доступные типы рендера: </text:p>
      <text:p text:style-name="P2"><text:s text:c="4"/>span <text:s text:c="3"/>- плашка со значением </text:p>
      <text:p text:style-name="P2"><text:s text:c="4"/>radio <text:s text:c="2"/>- группа переключателей </text:p>
      <text:p text:style-name="P2"><text:s text:c="4"/>color <text:s text:c="2"/>- плашка с цветом. Используется файл из темы, название картинки должен совпадать с названием цвета в параметрах, МАЛЕНЬКИМИ буквами. Тип файла - .jpg или .png </text:p>
      <text:p text:style-name="P2"><text:s text:c="4"/>image <text:s text:c="2"/>- плашка с "цветом". выводится картинка из описания товара, title картинки должен совпадать с названием цвета. </text:p>
      <text:p text:style-name="P2"><text:s text:c="4"/>select <text:s/>- выводится по-умолчанию. Указывать не надо.</text:p>
      <text:p text:style-name="P2"/>
      <text:p text:style-name="P2"/>
      <text:p text:style-name="P2"/>
      <text:p text:style-name="P2"/>
      <text:p text:style-name="P11">Подцепляем цвета из файлов</text:p>
      <text:p text:style-name="P11">var $colors = {};</text:p>
      <text:p text:style-name="P11"><text:s text:c="5"/></text:p>
      <text:p text:style-name="P11"><text:s text:c="5"/>{% for option in product.options %}</text:p>
      <text:p text:style-name="P11"><text:s text:c="9"/>{% assign option_title = option.title | downcase %}</text:p>
      <text:p text:style-name="P11"><text:s text:c="10"/></text:p>
      <text:p text:style-name="P11"><text:s text:c="9"/>{% if option_title == 'цвет' %}</text:p>
      <text:p text:style-name="P11"><text:s text:c="11"/>{% for value in option.values %}</text:p>
      <text:p text:style-name="P11"><text:s text:c="13"/>{% capture fileName %}{{value.title | downcase}}.jpg{% endcapture %}</text:p>
      <text:p text:style-name="P11"><text:s text:c="13"/></text:p>
      <text:p text:style-name="P11"><text:s text:c="13"/>$colors[ '{{ value.title | downcase }}' ] = '{{ fileName | file_url }}';</text:p>
      <text:p text:style-name="P11"><text:s text:c="11"/>{% endfor %}</text:p>
      <text:p text:style-name="P11"><text:s text:c="9"/>{% endif %}</text:p>
      <text:p text:style-name="P11"><text:s text:c="7"/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20:26:18.303771575</meta:creation-date>
    <dc:date>2015-01-22T21:17:19.451044329</dc:date>
    <meta:editing-duration>PT34M51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2" meta:paragraph-count="67" meta:word-count="336" meta:character-count="2579" meta:non-whitespace-character-count="1938"/>
  </office:meta>
</office:document-meta>
</file>